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_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(xi=k)</text:p>
          </table:table-cell>
          <table:table-cell table:formula="of:=([.$C18]^[.B1])/(FACT([.B1]))*EXP(-[.$C18])" office:value-type="float" office:value="0.0183156388887342" calcext:value-type="float">
            <text:p>0.0183156388887342</text:p>
          </table:table-cell>
          <table:table-cell table:formula="of:=([.$C18]^[.C1])/(FACT([.C1]))*EXP(-[.$C18])" office:value-type="float" office:value="0.0732625555549367" calcext:value-type="float">
            <text:p>0.0732625555549367</text:p>
          </table:table-cell>
          <table:table-cell table:formula="of:=([.$C18]^[.D1])/(FACT([.D1]))*EXP(-[.$C18])" office:value-type="float" office:value="0.146525111109873" calcext:value-type="float">
            <text:p>0.146525111109873</text:p>
          </table:table-cell>
          <table:table-cell table:formula="of:=([.$C18]^[.E1])/(FACT([.E1]))*EXP(-[.$C18])" office:value-type="float" office:value="0.195366814813165" calcext:value-type="float">
            <text:p>0.195366814813165</text:p>
          </table:table-cell>
          <table:table-cell table:formula="of:=([.$C18]^[.F1])/(FACT([.F1]))*EXP(-[.$C18])" office:value-type="float" office:value="0.195366814813165" calcext:value-type="float">
            <text:p>0.195366814813165</text:p>
          </table:table-cell>
          <table:table-cell table:number-columns-repeated="13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/>
          <table:table-cell table:style-name="ce13" office:value-type="string" calcext:value-type="string">
            <text:p>p</text:p>
          </table:table-cell>
          <table:table-cell table:style-name="ce16" office:value-type="float" office:value="0.005" calcext:value-type="float">
            <text:p>0.005</text:p>
          </table:table-cell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N</text:p>
          </table:table-cell>
          <table:table-cell table:style-name="ce17" office:value-type="float" office:value="800" calcext:value-type="float">
            <text:p>800</text:p>
          </table:table-cell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M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q</text:p>
          </table:table-cell>
          <table:table-cell table:style-name="ce17" table:formula="of:=1-[.C14]" office:value-type="float" office:value="0.995" calcext:value-type="float">
            <text:p>0.995</text:p>
          </table:table-cell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np \ MX</text:p>
          </table:table-cell>
          <table:table-cell table:style-name="ce17" table:formula="of:=[.C14]*[.C15]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Npq \ DX</text:p>
          </table:table-cell>
          <table:table-cell table:style-name="ce17" table:formula="of:=[.C18]*[.C17]" office:value-type="float" office:value="3.98" calcext:value-type="float">
            <text:p>3.98</text:p>
          </table:table-cell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sqrt(npq) \ sqrt(DX)</text:p>
          </table:table-cell>
          <table:table-cell table:style-name="ce17" table:formula="of:=SQRT([.C19])" office:value-type="float" office:value="1.994993734326" calcext:value-type="float">
            <text:p>1.994993734326</text:p>
          </table:table-cell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не менее 5 цифр приняты с ошибкой</text:p>
          </table:table-cell>
          <table:table-cell table:style-name="ce17" table:formula="of:=1-[.B2]-[.C2]-[.D2]-[.E2]-[.F2]" office:value-type="float" office:value="0.371163064820127" calcext:value-type="float">
            <text:p>0.371163064820127</text:p>
          </table:table-cell>
          <table:table-cell table:number-columns-repeated="16"/>
        </table:table-row>
        <table:table-row table:style-name="ro1">
          <table:table-cell/>
          <table:table-cell table:style-name="ce15" office:value-type="string" calcext:value-type="string">
            <text:p>не более одной ошибка</text:p>
          </table:table-cell>
          <table:table-cell table:style-name="ce18" table:formula="of:=[.C2]+[.B2]" office:value-type="float" office:value="0.0915781944436709" calcext:value-type="float">
            <text:p>0.091578194443670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2.3$Linux_X86_64 LibreOffice_project/40$Build-3</meta:generator>
    <dc:date>2022-11-22T13:20:58.668100016</dc:date>
    <meta:editing-duration>P1DT14H53M16S</meta:editing-duration>
    <meta:editing-cycles>3</meta:editing-cycles>
    <meta:document-statistic meta:table-count="1" meta:cell-count="30" meta:object-count="0"/>
  </office:meta>
</office:document-meta>
</file>